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3.095625cm" style:use-optimal-column-width="true"/>
    </style:style>
    <style:style style:name="co2" style:family="table-column">
      <style:table-column-properties fo:break-before="auto" style:column-width="2.4209375cm" style:use-optimal-column-width="true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3.2146875cm" style:use-optimal-column-width="true"/>
    </style:style>
    <style:style style:name="co5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2"/>
        <table:table-column table:style-name="co5" table:default-cell-style-name="ce1"/>
        <table:table-column table:style-name="co2" table:default-cell-style-name="ce1"/>
        <table:table-column table:style-name="co5" table:number-columns-repeated="16377" table:default-cell-style-name="ce1"/>
        <table:table-row table:style-name="ro1">
          <table:table-cell table:number-columns-repeated="4" table:style-name="ce1"/>
          <table:table-cell table:style-name="ce2"/>
          <table:table-cell office:value-type="string" table:style-name="ce1">
            <text:p>IMG_000</text:p>
          </table:table-cell>
          <table:table-cell office:value-type="float" office:value="0.507013170593686" table:style-name="ce2">
            <text:p>0.5070131706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style-name="ce2"/>
          <table:table-cell office:value-type="string" table:style-name="ce1">
            <text:p>IMG_001</text:p>
          </table:table-cell>
          <table:table-cell office:value-type="float" office:value="0.62614523303024405" table:style-name="ce2">
            <text:p>0.626145233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style-name="ce2"/>
          <table:table-cell office:value-type="string" table:style-name="ce1">
            <text:p>IMG_002</text:p>
          </table:table-cell>
          <table:table-cell office:value-type="float" office:value="0.85771009593559999" table:style-name="ce2">
            <text:p>0.8577100959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style-name="ce2"/>
          <table:table-cell office:value-type="string" table:style-name="ce1">
            <text:p>IMG_003</text:p>
          </table:table-cell>
          <table:table-cell office:value-type="float" office:value="0.25171379037984998" table:style-name="ce2">
            <text:p>0.2517137904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style-name="ce2"/>
          <table:table-cell office:value-type="string" table:style-name="ce1">
            <text:p>IMG_004</text:p>
          </table:table-cell>
          <table:table-cell office:value-type="float" office:value="0.52933581894250703" table:style-name="ce2">
            <text:p>0.5293358189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style-name="ce2"/>
          <table:table-cell office:value-type="string" table:style-name="ce1">
            <text:p>IMG_005</text:p>
          </table:table-cell>
          <table:table-cell office:value-type="float" office:value="0.55735034990596499" table:style-name="ce2">
            <text:p>0.5573503499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style-name="ce2"/>
          <table:table-cell office:value-type="string" table:style-name="ce1">
            <text:p>IMG_006</text:p>
          </table:table-cell>
          <table:table-cell office:value-type="float" office:value="0.72597147224321001" table:style-name="ce2">
            <text:p>0.7259714722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style-name="ce2"/>
          <table:table-cell office:value-type="string" table:style-name="ce1">
            <text:p>IMG_007</text:p>
          </table:table-cell>
          <table:table-cell office:value-type="float" office:value="0.67494567667926497" table:style-name="ce2">
            <text:p>0.6749456767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style-name="ce2"/>
          <table:table-cell office:value-type="string" table:style-name="ce1">
            <text:p>IMG_008</text:p>
          </table:table-cell>
          <table:table-cell office:value-type="float" office:value="0.64872492227783096" table:style-name="ce2">
            <text:p>0.6487249223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style-name="ce2"/>
          <table:table-cell office:value-type="string" table:style-name="ce1">
            <text:p>IMG_009</text:p>
          </table:table-cell>
          <table:table-cell office:value-type="float" office:value="0.64458667940790904" table:style-name="ce2">
            <text:p>0.6445866794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style-name="ce2"/>
          <table:table-cell table:style-name="ce1"/>
          <table:table-cell office:value-type="float" office:value="0.6023497209396067" table:formula="of:=AVERAGE([.G1:.G10])" table:style-name="ce2">
            <text:p>0.60234972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ft_0_IMG_000</text:p>
          </table:table-cell>
          <table:table-cell office:value-type="float" office:value="0.99995144051298801" table:style-name="ce2">
            <text:p>0.9999514405</text:p>
          </table:table-cell>
          <table:table-cell table:style-name="ce1"/>
          <table:table-cell office:value-type="string" table:style-name="ce1">
            <text:p>rght_0_IMG_000</text:p>
          </table:table-cell>
          <table:table-cell office:value-type="float" office:value="0.99994869733716796" table:style-name="ce2">
            <text:p>0.999948697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eft_0_IMG_001</text:p>
          </table:table-cell>
          <table:table-cell office:value-type="float" office:value="0.99997445047774103" table:style-name="ce2">
            <text:p>0.9999744505</text:p>
          </table:table-cell>
          <table:table-cell table:style-name="ce1"/>
          <table:table-cell office:value-type="string" table:style-name="ce1">
            <text:p>rght_0_IMG_001</text:p>
          </table:table-cell>
          <table:table-cell office:value-type="float" office:value="0.99997512024847501" table:style-name="ce2">
            <text:p>0.9999751202</text:p>
          </table:table-cell>
          <table:table-cell table:style-name="ce1"/>
          <table:table-cell table:style-name="ce1">
            <draw:frame draw:z-index="1" draw:id="id0" draw:style-name="a0" draw:name="Chart 3" svg:x="0.0026in" svg:y="0.0026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left_0_IMG_002</text:p>
          </table:table-cell>
          <table:table-cell office:value-type="float" office:value="0.99997308360966197" table:style-name="ce2">
            <text:p>0.9999730836</text:p>
          </table:table-cell>
          <table:table-cell table:style-name="ce1"/>
          <table:table-cell office:value-type="string" table:style-name="ce1">
            <text:p>rght_0_IMG_002</text:p>
          </table:table-cell>
          <table:table-cell office:value-type="float" office:value="0.99997000548762005" table:style-name="ce2">
            <text:p>0.999970005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eft_0_IMG_003</text:p>
          </table:table-cell>
          <table:table-cell office:value-type="float" office:value="0.99994801526691102" table:style-name="ce2">
            <text:p>0.9999480153</text:p>
          </table:table-cell>
          <table:table-cell table:style-name="ce1"/>
          <table:table-cell office:value-type="string" table:style-name="ce1">
            <text:p>rght_0_IMG_003</text:p>
          </table:table-cell>
          <table:table-cell office:value-type="float" office:value="0.999959902881836" table:style-name="ce2">
            <text:p>0.999959902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eft_0_IMG_004</text:p>
          </table:table-cell>
          <table:table-cell office:value-type="float" office:value="0.99995278984730396" table:style-name="ce2">
            <text:p>0.9999527898</text:p>
          </table:table-cell>
          <table:table-cell table:style-name="ce1"/>
          <table:table-cell office:value-type="string" table:style-name="ce1">
            <text:p>rght_0_IMG_004</text:p>
          </table:table-cell>
          <table:table-cell office:value-type="float" office:value="0.99995732474111598" table:style-name="ce2">
            <text:p>0.999957324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eft_0_IMG_005</text:p>
          </table:table-cell>
          <table:table-cell office:value-type="float" office:value="0.99994639967688403" table:style-name="ce2">
            <text:p>0.9999463997</text:p>
          </table:table-cell>
          <table:table-cell table:style-name="ce1"/>
          <table:table-cell office:value-type="string" table:style-name="ce1">
            <text:p>rght_0_IMG_005</text:p>
          </table:table-cell>
          <table:table-cell office:value-type="float" office:value="0.99994754273362296" table:style-name="ce2">
            <text:p>0.99994754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0_IMG_006</text:p>
          </table:table-cell>
          <table:table-cell office:value-type="float" office:value="0.99995866952365797" table:style-name="ce2">
            <text:p>0.9999586695</text:p>
          </table:table-cell>
          <table:table-cell table:style-name="ce1"/>
          <table:table-cell office:value-type="string" table:style-name="ce1">
            <text:p>rght_0_IMG_006</text:p>
          </table:table-cell>
          <table:table-cell office:value-type="float" office:value="0.99995639046373097" table:style-name="ce2">
            <text:p>0.99995639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0_IMG_007</text:p>
          </table:table-cell>
          <table:table-cell office:value-type="float" office:value="0.99995272970575699" table:style-name="ce2">
            <text:p>0.9999527297</text:p>
          </table:table-cell>
          <table:table-cell table:style-name="ce1"/>
          <table:table-cell office:value-type="string" table:style-name="ce1">
            <text:p>rght_0_IMG_007</text:p>
          </table:table-cell>
          <table:table-cell office:value-type="float" office:value="0.99995025985793295" table:style-name="ce2">
            <text:p>0.99995025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0_IMG_008</text:p>
          </table:table-cell>
          <table:table-cell office:value-type="float" office:value="0.99995754757892497" table:style-name="ce2">
            <text:p>0.9999575476</text:p>
          </table:table-cell>
          <table:table-cell table:style-name="ce1"/>
          <table:table-cell office:value-type="string" table:style-name="ce1">
            <text:p>rght_0_IMG_008</text:p>
          </table:table-cell>
          <table:table-cell office:value-type="float" office:value="0.999955908611036" table:style-name="ce2">
            <text:p>0.99995590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0_IMG_009</text:p>
          </table:table-cell>
          <table:table-cell office:value-type="float" office:value="0.99996898828646497" table:style-name="ce2">
            <text:p>0.9999689883</text:p>
          </table:table-cell>
          <table:table-cell table:style-name="ce1"/>
          <table:table-cell office:value-type="string" table:style-name="ce1">
            <text:p>rght_0_IMG_009</text:p>
          </table:table-cell>
          <table:table-cell office:value-type="float" office:value="0.999968827253648" table:style-name="ce2">
            <text:p>0.9999688273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99995841144862951" table:formula="of:=AVERAGE([.B12:.B21])" table:style-name="ce2">
            <text:p>0.9999584114</text:p>
          </table:table-cell>
          <table:table-cell table:number-columns-repeated="2" table:style-name="ce1"/>
          <table:table-cell office:value-type="float" office:value="0.99995899796161836" table:formula="of:=AVERAGE([.E12:.E21])" table:style-name="ce2">
            <text:p>0.99995899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5_IMG_000</text:p>
          </table:table-cell>
          <table:table-cell office:value-type="float" office:value="0.83963773106350004" table:style-name="ce2">
            <text:p>0.8396377311</text:p>
          </table:table-cell>
          <table:table-cell table:style-name="ce1"/>
          <table:table-cell office:value-type="string" table:style-name="ce1">
            <text:p>rght_5_IMG_000</text:p>
          </table:table-cell>
          <table:table-cell office:value-type="float" office:value="0.869288120888841" table:style-name="ce2">
            <text:p>0.86928812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5_IMG_001</text:p>
          </table:table-cell>
          <table:table-cell office:value-type="float" office:value="0.93309371593725698" table:style-name="ce2">
            <text:p>0.9330937159</text:p>
          </table:table-cell>
          <table:table-cell table:style-name="ce1"/>
          <table:table-cell office:value-type="string" table:style-name="ce1">
            <text:p>rght_5_IMG_001</text:p>
          </table:table-cell>
          <table:table-cell office:value-type="float" office:value="0.94143502755575903" table:style-name="ce2">
            <text:p>0.94143502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5_IMG_002</text:p>
          </table:table-cell>
          <table:table-cell office:value-type="float" office:value="0.989226635062875" table:style-name="ce2">
            <text:p>0.9892266351</text:p>
          </table:table-cell>
          <table:table-cell table:style-name="ce1"/>
          <table:table-cell office:value-type="string" table:style-name="ce1">
            <text:p>rght_5_IMG_002</text:p>
          </table:table-cell>
          <table:table-cell office:value-type="float" office:value="0.985517268182873" table:style-name="ce2">
            <text:p>0.98551726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5_IMG_003</text:p>
          </table:table-cell>
          <table:table-cell office:value-type="float" office:value="0.469557708162469" table:style-name="ce2">
            <text:p>0.4695577082</text:p>
          </table:table-cell>
          <table:table-cell table:style-name="ce1"/>
          <table:table-cell office:value-type="string" table:style-name="ce1">
            <text:p>rght_5_IMG_003</text:p>
          </table:table-cell>
          <table:table-cell office:value-type="float" office:value="0.42114918356008402" table:style-name="ce2">
            <text:p>0.42114918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5_IMG_004</text:p>
          </table:table-cell>
          <table:table-cell office:value-type="float" office:value="0.73966709487234195" table:style-name="ce2">
            <text:p>0.7396670949</text:p>
          </table:table-cell>
          <table:table-cell table:style-name="ce1"/>
          <table:table-cell office:value-type="string" table:style-name="ce1">
            <text:p>rght_5_IMG_004</text:p>
          </table:table-cell>
          <table:table-cell office:value-type="float" office:value="0.83449030443859595" table:style-name="ce2">
            <text:p>0.83449030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5_IMG_005</text:p>
          </table:table-cell>
          <table:table-cell office:value-type="float" office:value="0.796463926182301" table:style-name="ce2">
            <text:p>0.7964639262</text:p>
          </table:table-cell>
          <table:table-cell table:style-name="ce1"/>
          <table:table-cell office:value-type="string" table:style-name="ce1">
            <text:p>rght_5_IMG_005</text:p>
          </table:table-cell>
          <table:table-cell office:value-type="float" office:value="0.83018852955204403" table:style-name="ce2">
            <text:p>0.83018852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5_IMG_006</text:p>
          </table:table-cell>
          <table:table-cell office:value-type="float" office:value="0.91068191450651503" table:style-name="ce2">
            <text:p>0.9106819145</text:p>
          </table:table-cell>
          <table:table-cell table:style-name="ce1"/>
          <table:table-cell office:value-type="string" table:style-name="ce1">
            <text:p>rght_5_IMG_006</text:p>
          </table:table-cell>
          <table:table-cell office:value-type="float" office:value="0.92601192882174099" table:style-name="ce2">
            <text:p>0.92601192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5_IMG_007</text:p>
          </table:table-cell>
          <table:table-cell office:value-type="float" office:value="0.87323562885025297" table:style-name="ce2">
            <text:p>0.8732356289</text:p>
          </table:table-cell>
          <table:table-cell table:style-name="ce1"/>
          <table:table-cell office:value-type="string" table:style-name="ce1">
            <text:p>rght_5_IMG_007</text:p>
          </table:table-cell>
          <table:table-cell office:value-type="float" office:value="0.89752769049347603" table:style-name="ce2">
            <text:p>0.89752769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5_IMG_008</text:p>
          </table:table-cell>
          <table:table-cell office:value-type="float" office:value="0.95515625011388905" table:style-name="ce2">
            <text:p>0.9551562501</text:p>
          </table:table-cell>
          <table:table-cell table:style-name="ce1"/>
          <table:table-cell office:value-type="string" table:style-name="ce1">
            <text:p>rght_5_IMG_008</text:p>
          </table:table-cell>
          <table:table-cell office:value-type="float" office:value="0.93631972221769599" table:style-name="ce2">
            <text:p>0.93631972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5_IMG_009</text:p>
          </table:table-cell>
          <table:table-cell office:value-type="float" office:value="0.94796116845729195" table:style-name="ce2">
            <text:p>0.9479611685</text:p>
          </table:table-cell>
          <table:table-cell table:style-name="ce1"/>
          <table:table-cell office:value-type="string" table:style-name="ce1">
            <text:p>rght_5_IMG_009</text:p>
          </table:table-cell>
          <table:table-cell office:value-type="float" office:value="0.95773123464741705" table:style-name="ce2">
            <text:p>0.957731234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84546817732086943" table:formula="of:=AVERAGE([.B23:.B32])" table:style-name="ce2">
            <text:p>0.8454681773</text:p>
          </table:table-cell>
          <table:table-cell table:number-columns-repeated="2" table:style-name="ce1"/>
          <table:table-cell office:value-type="float" office:value="0.85996590103585269" table:formula="of:=AVERAGE([.E23:.E32])" table:style-name="ce2">
            <text:p>0.85996590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10_IMG_000</text:p>
          </table:table-cell>
          <table:table-cell office:value-type="float" office:value="0.789957525659709" table:style-name="ce2">
            <text:p>0.7899575257</text:p>
          </table:table-cell>
          <table:table-cell table:style-name="ce1"/>
          <table:table-cell office:value-type="string" table:style-name="ce1">
            <text:p>rght_10_IMG_000</text:p>
          </table:table-cell>
          <table:table-cell office:value-type="float" office:value="0.81884174584527802" table:style-name="ce2">
            <text:p>0.81884174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10_IMG_001</text:p>
          </table:table-cell>
          <table:table-cell office:value-type="float" office:value="0.85901591575556702" table:style-name="ce2">
            <text:p>0.8590159158</text:p>
          </table:table-cell>
          <table:table-cell table:style-name="ce1"/>
          <table:table-cell office:value-type="string" table:style-name="ce1">
            <text:p>rght_10_IMG_001</text:p>
          </table:table-cell>
          <table:table-cell office:value-type="float" office:value="0.87820810361806001" table:style-name="ce2">
            <text:p>0.87820810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10_IMG_002</text:p>
          </table:table-cell>
          <table:table-cell office:value-type="float" office:value="0.98041515525034795" table:style-name="ce2">
            <text:p>0.9804151553</text:p>
          </table:table-cell>
          <table:table-cell table:style-name="ce1"/>
          <table:table-cell office:value-type="string" table:style-name="ce1">
            <text:p>rght_10_IMG_002</text:p>
          </table:table-cell>
          <table:table-cell office:value-type="float" office:value="0.97281986425449096" table:style-name="ce2">
            <text:p>0.97281986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10_IMG_003</text:p>
          </table:table-cell>
          <table:table-cell office:value-type="float" office:value="0.42942596549186701" table:style-name="ce2">
            <text:p>0.4294259655</text:p>
          </table:table-cell>
          <table:table-cell table:style-name="ce1"/>
          <table:table-cell office:value-type="string" table:style-name="ce1">
            <text:p>rght_10_IMG_003</text:p>
          </table:table-cell>
          <table:table-cell office:value-type="float" office:value="0.39273319854002497" table:style-name="ce2">
            <text:p>0.39273319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10_IMG_004</text:p>
          </table:table-cell>
          <table:table-cell office:value-type="float" office:value="0.67659346180941204" table:style-name="ce2">
            <text:p>0.6765934618</text:p>
          </table:table-cell>
          <table:table-cell table:style-name="ce1"/>
          <table:table-cell office:value-type="string" table:style-name="ce1">
            <text:p>rght_10_IMG_004</text:p>
          </table:table-cell>
          <table:table-cell office:value-type="float" office:value="0.77844816186122501" table:style-name="ce2">
            <text:p>0.77844816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10_IMG_005</text:p>
          </table:table-cell>
          <table:table-cell office:value-type="float" office:value="0.73432871390005805" table:style-name="ce2">
            <text:p>0.7343287139</text:p>
          </table:table-cell>
          <table:table-cell table:style-name="ce1"/>
          <table:table-cell office:value-type="string" table:style-name="ce1">
            <text:p>rght_10_IMG_005</text:p>
          </table:table-cell>
          <table:table-cell office:value-type="float" office:value="0.76391430991480802" table:style-name="ce2">
            <text:p>0.76391430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10_IMG_006</text:p>
          </table:table-cell>
          <table:table-cell office:value-type="float" office:value="0.87822997301993899" table:style-name="ce2">
            <text:p>0.8782299730</text:p>
          </table:table-cell>
          <table:table-cell table:style-name="ce1"/>
          <table:table-cell office:value-type="string" table:style-name="ce1">
            <text:p>rght_10_IMG_006</text:p>
          </table:table-cell>
          <table:table-cell office:value-type="float" office:value="0.901829423318806" table:style-name="ce2">
            <text:p>0.90182942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10_IMG_007</text:p>
          </table:table-cell>
          <table:table-cell office:value-type="float" office:value="0.81655854375699499" table:style-name="ce2">
            <text:p>0.8165585438</text:p>
          </table:table-cell>
          <table:table-cell table:style-name="ce1"/>
          <table:table-cell office:value-type="string" table:style-name="ce1">
            <text:p>rght_10_IMG_007</text:p>
          </table:table-cell>
          <table:table-cell office:value-type="float" office:value="0.84583950313039002" table:style-name="ce2">
            <text:p>0.84583950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10_IMG_008</text:p>
          </table:table-cell>
          <table:table-cell office:value-type="float" office:value="0.90827491544852601" table:style-name="ce2">
            <text:p>0.9082749154</text:p>
          </table:table-cell>
          <table:table-cell table:style-name="ce1"/>
          <table:table-cell office:value-type="string" table:style-name="ce1">
            <text:p>rght_10_IMG_008</text:p>
          </table:table-cell>
          <table:table-cell office:value-type="float" office:value="0.88025782004140696" table:style-name="ce2">
            <text:p>0.88025782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10_IMG_009</text:p>
          </table:table-cell>
          <table:table-cell office:value-type="float" office:value="0.92651704050561301" table:style-name="ce2">
            <text:p>0.9265170405</text:p>
          </table:table-cell>
          <table:table-cell table:style-name="ce1"/>
          <table:table-cell office:value-type="string" table:style-name="ce1">
            <text:p>rght_10_IMG_009</text:p>
          </table:table-cell>
          <table:table-cell office:value-type="float" office:value="0.93533567180062804" table:style-name="ce2">
            <text:p>0.9353356718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79993172105980348" table:formula="of:=AVERAGE([.B34:.B43])" table:style-name="ce2">
            <text:p>0.7999317211</text:p>
          </table:table-cell>
          <table:table-cell table:number-columns-repeated="2" table:style-name="ce1"/>
          <table:table-cell office:value-type="float" office:value="0.81682278023251187" table:formula="of:=AVERAGE([.E34:.E43])" table:style-name="ce2">
            <text:p>0.81682278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20_IMG_000</text:p>
          </table:table-cell>
          <table:table-cell office:value-type="float" office:value="0.747267502717606" table:style-name="ce2">
            <text:p>0.7472675027</text:p>
          </table:table-cell>
          <table:table-cell table:style-name="ce1"/>
          <table:table-cell office:value-type="string" table:style-name="ce1">
            <text:p>rght_20_IMG_000</text:p>
          </table:table-cell>
          <table:table-cell office:value-type="float" office:value="0.76783126464884999" table:style-name="ce2">
            <text:p>0.76783126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20_IMG_001</text:p>
          </table:table-cell>
          <table:table-cell office:value-type="float" office:value="0.77209033150423001" table:style-name="ce2">
            <text:p>0.7720903315</text:p>
          </table:table-cell>
          <table:table-cell table:style-name="ce1"/>
          <table:table-cell office:value-type="string" table:style-name="ce1">
            <text:p>rght_20_IMG_001</text:p>
          </table:table-cell>
          <table:table-cell office:value-type="float" office:value="0.80565920446152905" table:style-name="ce2">
            <text:p>0.80565920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20_IMG_002</text:p>
          </table:table-cell>
          <table:table-cell office:value-type="float" office:value="0.96571988896518701" table:style-name="ce2">
            <text:p>0.9657198890</text:p>
          </table:table-cell>
          <table:table-cell table:style-name="ce1"/>
          <table:table-cell office:value-type="string" table:style-name="ce1">
            <text:p>rght_20_IMG_002</text:p>
          </table:table-cell>
          <table:table-cell office:value-type="float" office:value="0.95233940300022202" table:style-name="ce2">
            <text:p>0.95233940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20_IMG_003</text:p>
          </table:table-cell>
          <table:table-cell office:value-type="float" office:value="0.37993062170024799" table:style-name="ce2">
            <text:p>0.3799306217</text:p>
          </table:table-cell>
          <table:table-cell table:style-name="ce1"/>
          <table:table-cell office:value-type="string" table:style-name="ce1">
            <text:p>rght_20_IMG_003</text:p>
          </table:table-cell>
          <table:table-cell office:value-type="float" office:value="0.34594762197816697" table:style-name="ce2">
            <text:p>0.34594762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20_IMG_004</text:p>
          </table:table-cell>
          <table:table-cell office:value-type="float" office:value="0.61393960594491903" table:style-name="ce2">
            <text:p>0.6139396059</text:p>
          </table:table-cell>
          <table:table-cell table:style-name="ce1"/>
          <table:table-cell office:value-type="string" table:style-name="ce1">
            <text:p>rght_20_IMG_004</text:p>
          </table:table-cell>
          <table:table-cell office:value-type="float" office:value="0.72936837041986102" table:style-name="ce2">
            <text:p>0.72936837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20_IMG_005</text:p>
          </table:table-cell>
          <table:table-cell office:value-type="float" office:value="0.66568551388223396" table:style-name="ce2">
            <text:p>0.6656855139</text:p>
          </table:table-cell>
          <table:table-cell table:style-name="ce1"/>
          <table:table-cell office:value-type="string" table:style-name="ce1">
            <text:p>rght_20_IMG_005</text:p>
          </table:table-cell>
          <table:table-cell office:value-type="float" office:value="0.693443709753363" table:style-name="ce2">
            <text:p>0.69344370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20_IMG_006</text:p>
          </table:table-cell>
          <table:table-cell office:value-type="float" office:value="0.84926436034994301" table:style-name="ce2">
            <text:p>0.8492643603</text:p>
          </table:table-cell>
          <table:table-cell table:style-name="ce1"/>
          <table:table-cell office:value-type="string" table:style-name="ce1">
            <text:p>rght_20_IMG_006</text:p>
          </table:table-cell>
          <table:table-cell office:value-type="float" office:value="0.875629975312049" table:style-name="ce2">
            <text:p>0.87562997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20_IMG_007</text:p>
          </table:table-cell>
          <table:table-cell office:value-type="float" office:value="0.77209117055542997" table:style-name="ce2">
            <text:p>0.7720911706</text:p>
          </table:table-cell>
          <table:table-cell table:style-name="ce1"/>
          <table:table-cell office:value-type="string" table:style-name="ce1">
            <text:p>rght_20_IMG_007</text:p>
          </table:table-cell>
          <table:table-cell office:value-type="float" office:value="0.80412838290546496" table:style-name="ce2">
            <text:p>0.80412838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20_IMG_008</text:p>
          </table:table-cell>
          <table:table-cell office:value-type="float" office:value="0.83390954224853897" table:style-name="ce2">
            <text:p>0.8339095422</text:p>
          </table:table-cell>
          <table:table-cell table:style-name="ce1"/>
          <table:table-cell office:value-type="string" table:style-name="ce1">
            <text:p>rght_20_IMG_008</text:p>
          </table:table-cell>
          <table:table-cell office:value-type="float" office:value="0.79938962622078502" table:style-name="ce2">
            <text:p>0.79938962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20_IMG_009</text:p>
          </table:table-cell>
          <table:table-cell office:value-type="float" office:value="0.90070553640770101" table:style-name="ce2">
            <text:p>0.9007055364</text:p>
          </table:table-cell>
          <table:table-cell table:style-name="ce1"/>
          <table:table-cell office:value-type="string" table:style-name="ce1">
            <text:p>rght_20_IMG_009</text:p>
          </table:table-cell>
          <table:table-cell office:value-type="float" office:value="0.90898104466654905" table:style-name="ce2">
            <text:p>0.9089810447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75006040742760371" table:formula="of:=AVERAGE([.B45:.B54])" table:style-name="ce2">
            <text:p>0.7500604074</text:p>
          </table:table-cell>
          <table:table-cell table:number-columns-repeated="2" table:style-name="ce1"/>
          <table:table-cell office:value-type="float" office:value="0.76827186033668404" table:formula="of:=AVERAGE([.E45:.E54])" table:style-name="ce2">
            <text:p>0.76827186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40_IMG_000</text:p>
          </table:table-cell>
          <table:table-cell office:value-type="float" office:value="0.71237209711205296" table:style-name="ce2">
            <text:p>0.7123720971</text:p>
          </table:table-cell>
          <table:table-cell table:style-name="ce1"/>
          <table:table-cell office:value-type="string" table:style-name="ce1">
            <text:p>rght_40_IMG_000</text:p>
          </table:table-cell>
          <table:table-cell office:value-type="float" office:value="0.74270891507736103" table:style-name="ce2">
            <text:p>0.74270891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40_IMG_001</text:p>
          </table:table-cell>
          <table:table-cell office:value-type="float" office:value="0.71463925243118098" table:style-name="ce2">
            <text:p>0.7146392524</text:p>
          </table:table-cell>
          <table:table-cell table:style-name="ce1"/>
          <table:table-cell office:value-type="string" table:style-name="ce1">
            <text:p>rght_40_IMG_001</text:p>
          </table:table-cell>
          <table:table-cell office:value-type="float" office:value="0.75314429606122202" table:style-name="ce2">
            <text:p>0.7531442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40_IMG_002</text:p>
          </table:table-cell>
          <table:table-cell office:value-type="float" office:value="0.94672585814544497" table:style-name="ce2">
            <text:p>0.9467258581</text:p>
          </table:table-cell>
          <table:table-cell table:style-name="ce1"/>
          <table:table-cell office:value-type="string" table:style-name="ce1">
            <text:p>rght_40_IMG_002</text:p>
          </table:table-cell>
          <table:table-cell office:value-type="float" office:value="0.92905517422164796" table:style-name="ce2">
            <text:p>0.92905517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40_IMG_003</text:p>
          </table:table-cell>
          <table:table-cell office:value-type="float" office:value="0.98810384501519899" table:style-name="ce2">
            <text:p>0.9881038450</text:p>
          </table:table-cell>
          <table:table-cell table:style-name="ce1"/>
          <table:table-cell office:value-type="string" table:style-name="ce1">
            <text:p>rght_40_IMG_003</text:p>
          </table:table-cell>
          <table:table-cell office:value-type="float" office:value="0.32265640405040402" table:style-name="ce2">
            <text:p>0.3226564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40_IMG_004</text:p>
          </table:table-cell>
          <table:table-cell office:value-type="float" office:value="0.57501248553506101" table:style-name="ce2">
            <text:p>0.5750124855</text:p>
          </table:table-cell>
          <table:table-cell table:style-name="ce1"/>
          <table:table-cell office:value-type="string" table:style-name="ce1">
            <text:p>rght_40_IMG_004</text:p>
          </table:table-cell>
          <table:table-cell office:value-type="float" office:value="0.70223253498604399" table:style-name="ce2">
            <text:p>0.70223253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40_IMG_005</text:p>
          </table:table-cell>
          <table:table-cell office:value-type="float" office:value="0.63211358905253001" table:style-name="ce2">
            <text:p>0.6321135891</text:p>
          </table:table-cell>
          <table:table-cell table:style-name="ce1"/>
          <table:table-cell office:value-type="string" table:style-name="ce1">
            <text:p>rght_40_IMG_005</text:p>
          </table:table-cell>
          <table:table-cell office:value-type="float" office:value="0.66599477762224002" table:style-name="ce2">
            <text:p>0.66599477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40_IMG_006</text:p>
          </table:table-cell>
          <table:table-cell office:value-type="float" office:value="0.83193300824212102" table:style-name="ce2">
            <text:p>0.8319330082</text:p>
          </table:table-cell>
          <table:table-cell table:style-name="ce1"/>
          <table:table-cell office:value-type="string" table:style-name="ce1">
            <text:p>rght_40_IMG_006</text:p>
          </table:table-cell>
          <table:table-cell office:value-type="float" office:value="0.85444781831032501" table:style-name="ce2">
            <text:p>0.85444781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40_IMG_007</text:p>
          </table:table-cell>
          <table:table-cell office:value-type="float" office:value="0.73414939226710496" table:style-name="ce2">
            <text:p>0.7341493923</text:p>
          </table:table-cell>
          <table:table-cell table:style-name="ce1"/>
          <table:table-cell office:value-type="string" table:style-name="ce1">
            <text:p>rght_40_IMG_007</text:p>
          </table:table-cell>
          <table:table-cell office:value-type="float" office:value="0.77194206030490098" table:style-name="ce2">
            <text:p>0.77194206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40_IMG_008</text:p>
          </table:table-cell>
          <table:table-cell office:value-type="float" office:value="0.75912600304225197" table:style-name="ce2">
            <text:p>0.7591260030</text:p>
          </table:table-cell>
          <table:table-cell table:style-name="ce1"/>
          <table:table-cell office:value-type="string" table:style-name="ce1">
            <text:p>rght_40_IMG_008</text:p>
          </table:table-cell>
          <table:table-cell office:value-type="float" office:value="0.738743709951033" table:style-name="ce2">
            <text:p>0.73874371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40_IMG_009</text:p>
          </table:table-cell>
          <table:table-cell office:value-type="float" office:value="0.874984877066603" table:style-name="ce2">
            <text:p>0.8749848771</text:p>
          </table:table-cell>
          <table:table-cell table:style-name="ce1"/>
          <table:table-cell office:value-type="string" table:style-name="ce1">
            <text:p>rght_40_IMG_009</text:p>
          </table:table-cell>
          <table:table-cell office:value-type="float" office:value="0.88977539423850505" table:style-name="ce2">
            <text:p>0.889775394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77691604079095489" table:formula="of:=AVERAGE([.B56:.B65])" table:style-name="ce2">
            <text:p>0.7769160408</text:p>
          </table:table-cell>
          <table:table-cell table:number-columns-repeated="2" table:style-name="ce1"/>
          <table:table-cell office:value-type="float" office:value="0.73707010848236831" table:formula="of:=AVERAGE([.E56:.E65])" table:style-name="ce2">
            <text:p>0.73707010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80_IMG_000</text:p>
          </table:table-cell>
          <table:table-cell office:value-type="float" office:value="0.67365802909655204" table:style-name="ce2">
            <text:p>0.6736580291</text:p>
          </table:table-cell>
          <table:table-cell table:style-name="ce1"/>
          <table:table-cell office:value-type="string" table:style-name="ce1">
            <text:p>rght_80_IMG_000</text:p>
          </table:table-cell>
          <table:table-cell office:value-type="float" office:value="0.69474117404296598" table:style-name="ce2">
            <text:p>0.69474117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80_IMG_001</text:p>
          </table:table-cell>
          <table:table-cell office:value-type="float" office:value="0.66540323146010105" table:style-name="ce2">
            <text:p>0.6654032315</text:p>
          </table:table-cell>
          <table:table-cell table:style-name="ce1"/>
          <table:table-cell office:value-type="string" table:style-name="ce1">
            <text:p>rght_80_IMG_001</text:p>
          </table:table-cell>
          <table:table-cell office:value-type="float" office:value="0.70419559413479504" table:style-name="ce2">
            <text:p>0.70419559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80_IMG_002</text:p>
          </table:table-cell>
          <table:table-cell office:value-type="float" office:value="0.92448794144103097" table:style-name="ce2">
            <text:p>0.9244879414</text:p>
          </table:table-cell>
          <table:table-cell table:style-name="ce1"/>
          <table:table-cell office:value-type="string" table:style-name="ce1">
            <text:p>rght_80_IMG_002</text:p>
          </table:table-cell>
          <table:table-cell office:value-type="float" office:value="0.90412447817117103" table:style-name="ce2">
            <text:p>0.90412447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80_IMG_003</text:p>
          </table:table-cell>
          <table:table-cell office:value-type="float" office:value="0.36506773588473801" table:style-name="ce2">
            <text:p>0.3650677359</text:p>
          </table:table-cell>
          <table:table-cell table:style-name="ce1"/>
          <table:table-cell office:value-type="string" table:style-name="ce1">
            <text:p>rght_80_IMG_003</text:p>
          </table:table-cell>
          <table:table-cell office:value-type="float" office:value="0.305179726566284" table:style-name="ce2">
            <text:p>0.30517972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80_IMG_004</text:p>
          </table:table-cell>
          <table:table-cell office:value-type="float" office:value="0.54015146810285997" table:style-name="ce2">
            <text:p>0.5401514681</text:p>
          </table:table-cell>
          <table:table-cell table:style-name="ce1"/>
          <table:table-cell office:value-type="string" table:style-name="ce1">
            <text:p>rght_80_IMG_004</text:p>
          </table:table-cell>
          <table:table-cell office:value-type="float" office:value="0.67532651610029604" table:style-name="ce2">
            <text:p>0.67532651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80_IMG_005</text:p>
          </table:table-cell>
          <table:table-cell office:value-type="float" office:value="0.60122633738833198" table:style-name="ce2">
            <text:p>0.6012263374</text:p>
          </table:table-cell>
          <table:table-cell table:style-name="ce1"/>
          <table:table-cell office:value-type="string" table:style-name="ce1">
            <text:p>rght_80_IMG_005</text:p>
          </table:table-cell>
          <table:table-cell office:value-type="float" office:value="0.65618215977083505" table:style-name="ce2">
            <text:p>0.65618215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80_IMG_006</text:p>
          </table:table-cell>
          <table:table-cell office:value-type="float" office:value="0.81043534713855103" table:style-name="ce2">
            <text:p>0.8104353471</text:p>
          </table:table-cell>
          <table:table-cell table:style-name="ce1"/>
          <table:table-cell office:value-type="string" table:style-name="ce1">
            <text:p>rght_80_IMG_006</text:p>
          </table:table-cell>
          <table:table-cell office:value-type="float" office:value="0.83888774029950497" table:style-name="ce2">
            <text:p>0.83888774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80_IMG_007</text:p>
          </table:table-cell>
          <table:table-cell office:value-type="float" office:value="0.69710090988837303" table:style-name="ce2">
            <text:p>0.6971009099</text:p>
          </table:table-cell>
          <table:table-cell table:style-name="ce1"/>
          <table:table-cell office:value-type="string" table:style-name="ce1">
            <text:p>rght_80_IMG_007</text:p>
          </table:table-cell>
          <table:table-cell office:value-type="float" office:value="0.74627833133825305" table:style-name="ce2">
            <text:p>0.74627833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80_IMG_008</text:p>
          </table:table-cell>
          <table:table-cell office:value-type="float" office:value="0.71929397237210502" table:style-name="ce2">
            <text:p>0.7192939724</text:p>
          </table:table-cell>
          <table:table-cell table:style-name="ce1"/>
          <table:table-cell office:value-type="string" table:style-name="ce1">
            <text:p>rght_80_IMG_008</text:p>
          </table:table-cell>
          <table:table-cell office:value-type="float" office:value="0.71461018564207901" table:style-name="ce2">
            <text:p>0.71461018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80_IMG_009</text:p>
          </table:table-cell>
          <table:table-cell office:value-type="float" office:value="0.841453412673971" table:style-name="ce2">
            <text:p>0.8414534127</text:p>
          </table:table-cell>
          <table:table-cell table:style-name="ce1"/>
          <table:table-cell office:value-type="string" table:style-name="ce1">
            <text:p>rght_80_IMG_009</text:p>
          </table:table-cell>
          <table:table-cell office:value-type="float" office:value="0.86659054008970904" table:style-name="ce2">
            <text:p>0.866590540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68382783854466145" table:formula="of:=AVERAGE([.B67:.B76])" table:style-name="ce2">
            <text:p>0.6838278385</text:p>
          </table:table-cell>
          <table:table-cell table:number-columns-repeated="2" table:style-name="ce1"/>
          <table:table-cell office:value-type="float" office:value="0.71061164461558923" table:formula="of:=AVERAGE([.E67:.E76])" table:style-name="ce2">
            <text:p>0.71061164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160_IMG_000</text:p>
          </table:table-cell>
          <table:table-cell office:value-type="float" office:value="0.63974444329577496" table:style-name="ce2">
            <text:p>0.6397444433</text:p>
          </table:table-cell>
          <table:table-cell table:style-name="ce1"/>
          <table:table-cell office:value-type="string" table:style-name="ce1">
            <text:p>rght_160_IMG_000</text:p>
          </table:table-cell>
          <table:table-cell office:value-type="float" office:value="0.64632944522947999" table:style-name="ce2">
            <text:p>0.64632944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160_IMG_001</text:p>
          </table:table-cell>
          <table:table-cell office:value-type="float" office:value="0.64177479012099004" table:style-name="ce2">
            <text:p>0.6417747901</text:p>
          </table:table-cell>
          <table:table-cell table:style-name="ce1"/>
          <table:table-cell office:value-type="string" table:style-name="ce1">
            <text:p>rght_160_IMG_001</text:p>
          </table:table-cell>
          <table:table-cell office:value-type="float" office:value="0.669649690947411" table:style-name="ce2">
            <text:p>0.66964969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160_IMG_002</text:p>
          </table:table-cell>
          <table:table-cell office:value-type="float" office:value="0.90698432635603499" table:style-name="ce2">
            <text:p>0.9069843264</text:p>
          </table:table-cell>
          <table:table-cell table:style-name="ce1"/>
          <table:table-cell office:value-type="string" table:style-name="ce1">
            <text:p>rght_160_IMG_002</text:p>
          </table:table-cell>
          <table:table-cell office:value-type="float" office:value="0.88114141127381895" table:style-name="ce2">
            <text:p>0.88114141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160_IMG_003</text:p>
          </table:table-cell>
          <table:table-cell office:value-type="float" office:value="0.346511300878661" table:style-name="ce2">
            <text:p>0.3465113009</text:p>
          </table:table-cell>
          <table:table-cell table:style-name="ce1"/>
          <table:table-cell office:value-type="string" table:style-name="ce1">
            <text:p>rght_160_IMG_003</text:p>
          </table:table-cell>
          <table:table-cell office:value-type="float" office:value="0.28949484520348001" table:style-name="ce2">
            <text:p>0.28949484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160_IMG_004</text:p>
          </table:table-cell>
          <table:table-cell office:value-type="float" office:value="0.51617935403502002" table:style-name="ce2">
            <text:p>0.5161793540</text:p>
          </table:table-cell>
          <table:table-cell table:style-name="ce1"/>
          <table:table-cell office:value-type="string" table:style-name="ce1">
            <text:p>rght_160_IMG_004</text:p>
          </table:table-cell>
          <table:table-cell office:value-type="float" office:value="0.65363429009902896" table:style-name="ce2">
            <text:p>0.65363429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160_IMG_005</text:p>
          </table:table-cell>
          <table:table-cell office:value-type="float" office:value="0.57530533829462205" table:style-name="ce2">
            <text:p>0.5753053383</text:p>
          </table:table-cell>
          <table:table-cell table:style-name="ce1"/>
          <table:table-cell office:value-type="string" table:style-name="ce1">
            <text:p>rght_160_IMG_005</text:p>
          </table:table-cell>
          <table:table-cell office:value-type="float" office:value="0.644381122722681" table:style-name="ce2">
            <text:p>0.64438112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160_IMG_006</text:p>
          </table:table-cell>
          <table:table-cell office:value-type="float" office:value="0.78548058998547998" table:style-name="ce2">
            <text:p>0.7854805900</text:p>
          </table:table-cell>
          <table:table-cell table:style-name="ce1"/>
          <table:table-cell office:value-type="string" table:style-name="ce1">
            <text:p>rght_160_IMG_006</text:p>
          </table:table-cell>
          <table:table-cell office:value-type="float" office:value="0.81706852580868305" table:style-name="ce2">
            <text:p>0.81706852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160_IMG_007</text:p>
          </table:table-cell>
          <table:table-cell office:value-type="float" office:value="0.65918546097153097" table:style-name="ce2">
            <text:p>0.6591854610</text:p>
          </table:table-cell>
          <table:table-cell table:style-name="ce1"/>
          <table:table-cell office:value-type="string" table:style-name="ce1">
            <text:p>rght_160_IMG_007</text:p>
          </table:table-cell>
          <table:table-cell office:value-type="float" office:value="0.71061022389236805" table:style-name="ce2">
            <text:p>0.71061022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160_IMG_008</text:p>
          </table:table-cell>
          <table:table-cell office:value-type="float" office:value="0.67811011014204403" table:style-name="ce2">
            <text:p>0.6781101101</text:p>
          </table:table-cell>
          <table:table-cell table:style-name="ce1"/>
          <table:table-cell office:value-type="string" table:style-name="ce1">
            <text:p>rght_160_IMG_008</text:p>
          </table:table-cell>
          <table:table-cell office:value-type="float" office:value="0.675165693406239" table:style-name="ce2">
            <text:p>0.67516569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160_IMG_009</text:p>
          </table:table-cell>
          <table:table-cell office:value-type="float" office:value="0.806433249496876" table:style-name="ce2">
            <text:p>0.8064332495</text:p>
          </table:table-cell>
          <table:table-cell table:style-name="ce1"/>
          <table:table-cell office:value-type="string" table:style-name="ce1">
            <text:p>rght_160_IMG_009</text:p>
          </table:table-cell>
          <table:table-cell office:value-type="float" office:value="0.84254476484901797" table:style-name="ce2">
            <text:p>0.8425447648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65557089635770338" table:formula="of:=AVERAGE([.B78:.B87])" table:style-name="ce2">
            <text:p>0.6555708964</text:p>
          </table:table-cell>
          <table:table-cell table:number-columns-repeated="2" table:style-name="ce1"/>
          <table:table-cell office:value-type="float" office:value="0.68300200134322075" table:formula="of:=AVERAGE([.E78:.E87])" table:style-name="ce2">
            <text:p>0.68300200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320_IMG_000</text:p>
          </table:table-cell>
          <table:table-cell office:value-type="float" office:value="0.59839689914185901" table:style-name="ce2">
            <text:p>0.5983968991</text:p>
          </table:table-cell>
          <table:table-cell table:style-name="ce1"/>
          <table:table-cell office:value-type="string" table:style-name="ce1">
            <text:p>rght_320_IMG_000</text:p>
          </table:table-cell>
          <table:table-cell office:value-type="float" office:value="0.592797842046763" table:style-name="ce2">
            <text:p>0.59279784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320_IMG_001</text:p>
          </table:table-cell>
          <table:table-cell office:value-type="float" office:value="0.63068374693328999" table:style-name="ce2">
            <text:p>0.6306837469</text:p>
          </table:table-cell>
          <table:table-cell table:style-name="ce1"/>
          <table:table-cell office:value-type="string" table:style-name="ce1">
            <text:p>rght_320_IMG_001</text:p>
          </table:table-cell>
          <table:table-cell office:value-type="float" office:value="0.65732380981693295" table:style-name="ce2">
            <text:p>0.65732380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320_IMG_002</text:p>
          </table:table-cell>
          <table:table-cell office:value-type="float" office:value="0.89038518182030002" table:style-name="ce2">
            <text:p>0.8903851818</text:p>
          </table:table-cell>
          <table:table-cell table:style-name="ce1"/>
          <table:table-cell office:value-type="string" table:style-name="ce1">
            <text:p>rght_320_IMG_002</text:p>
          </table:table-cell>
          <table:table-cell office:value-type="float" office:value="0.85891627311076801" table:style-name="ce2">
            <text:p>0.85891627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320_IMG_003</text:p>
          </table:table-cell>
          <table:table-cell office:value-type="float" office:value="0.32453684659937998" table:style-name="ce2">
            <text:p>0.3245368466</text:p>
          </table:table-cell>
          <table:table-cell table:style-name="ce1"/>
          <table:table-cell office:value-type="string" table:style-name="ce1">
            <text:p>rght_320_IMG_003</text:p>
          </table:table-cell>
          <table:table-cell office:value-type="float" office:value="0.26415497501028201" table:style-name="ce2">
            <text:p>0.26415497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320_IMG_004</text:p>
          </table:table-cell>
          <table:table-cell office:value-type="float" office:value="0.49625302347476202" table:style-name="ce2">
            <text:p>0.4962530235</text:p>
          </table:table-cell>
          <table:table-cell table:style-name="ce1"/>
          <table:table-cell office:value-type="string" table:style-name="ce1">
            <text:p>rght_320_IMG_004</text:p>
          </table:table-cell>
          <table:table-cell office:value-type="float" office:value="0.63860068090899202" table:style-name="ce2">
            <text:p>0.63860068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320_IMG_005</text:p>
          </table:table-cell>
          <table:table-cell office:value-type="float" office:value="0.55493524391540405" table:style-name="ce2">
            <text:p>0.5549352439</text:p>
          </table:table-cell>
          <table:table-cell table:style-name="ce1"/>
          <table:table-cell office:value-type="string" table:style-name="ce1">
            <text:p>rght_320_IMG_005</text:p>
          </table:table-cell>
          <table:table-cell office:value-type="float" office:value="0.63037515744724604" table:style-name="ce2">
            <text:p>0.63037515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320_IMG_006</text:p>
          </table:table-cell>
          <table:table-cell office:value-type="float" office:value="0.75198383616883702" table:style-name="ce2">
            <text:p>0.7519838362</text:p>
          </table:table-cell>
          <table:table-cell table:style-name="ce1"/>
          <table:table-cell office:value-type="string" table:style-name="ce1">
            <text:p>rght_320_IMG_006</text:p>
          </table:table-cell>
          <table:table-cell office:value-type="float" office:value="0.78775181153617002" table:style-name="ce2">
            <text:p>0.78775181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320_IMG_007</text:p>
          </table:table-cell>
          <table:table-cell office:value-type="float" office:value="0.61876070144384898" table:style-name="ce2">
            <text:p>0.6187607014</text:p>
          </table:table-cell>
          <table:table-cell table:style-name="ce1"/>
          <table:table-cell office:value-type="string" table:style-name="ce1">
            <text:p>rght_320_IMG_007</text:p>
          </table:table-cell>
          <table:table-cell office:value-type="float" office:value="0.66118427805611002" table:style-name="ce2">
            <text:p>0.66118427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320_IMG_008</text:p>
          </table:table-cell>
          <table:table-cell office:value-type="float" office:value="0.64951827636354398" table:style-name="ce2">
            <text:p>0.6495182764</text:p>
          </table:table-cell>
          <table:table-cell table:style-name="ce1"/>
          <table:table-cell office:value-type="string" table:style-name="ce1">
            <text:p>rght_320_IMG_008</text:p>
          </table:table-cell>
          <table:table-cell office:value-type="float" office:value="0.65638825714045901" table:style-name="ce2">
            <text:p>0.65638825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ft_320_IMG_009</text:p>
          </table:table-cell>
          <table:table-cell office:value-type="float" office:value="0.75988793867274795" table:style-name="ce2">
            <text:p>0.7598879387</text:p>
          </table:table-cell>
          <table:table-cell table:style-name="ce1"/>
          <table:table-cell office:value-type="string" table:style-name="ce1">
            <text:p>rght_320_IMG_009</text:p>
          </table:table-cell>
          <table:table-cell office:value-type="float" office:value="0.81472645029215296" table:style-name="ce2">
            <text:p>0.8147264503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62753416945339724" table:formula="of:=AVERAGE([.B89:.B98])" table:style-name="ce2">
            <text:p>0.6275341695</text:p>
          </table:table-cell>
          <table:table-cell table:number-columns-repeated="2" table:style-name="ce1"/>
          <table:table-cell office:value-type="float" office:value="0.65622195353658763" table:formula="of:=AVERAGE([.E89:.E98])" table:style-name="ce2">
            <text:p>0.6562219535</text:p>
          </table:table-cell>
          <table:table-cell table:number-columns-repeated="16379"/>
        </table:table-row>
        <table:table-row table:number-rows-repeated="10484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1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rianwen Paganuzzi</meta:initial-creator>
    <dc:creator>Arianwen Paganuzzi</dc:creator>
    <meta:creation-date>2019-03-16T17:47:35Z</meta:creation-date>
    <dc:date>2019-03-19T03:52:5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100" chart:link-data-style-to-source="false" chart:visible="true" chart:logarithmic="false" chart:maximum="1" chart:minimum="0.6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16.0pt" svg:width="360.0pt" chart:style-name="Crt0">
        <chart:plot-area chart:style-name="Plt0" chart:data-source-has-labels="both">
          <chart:axis chart:dimension="x" chart:name="primary-x" chart:style-name="Axs0">
            <chart:categories table:cell-range-address="local-table.$A$2:.$A$10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0" chart:class="chart:line" chart:attached-axis="primary-y" chart:style-name="G0S0">
            <chart:data-point chart:repeated="9"/>
          </chart:series>
          <chart:series chart:label-cell-address="local-table.$C$1" chart:values-cell-range-address="local-table.$C$2:.$C$10" chart:class="chart:line" chart:attached-axis="primary-y" chart:style-name="G0S1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LEFT</text:p>
              </table:table-cell>
              <table:table-cell office:value-type="string">
                <text:p>Right</text:p>
              </table:table-cell>
            </table:table-row>
          </table:table-header-rows>
          <table:table-row>
            <table:table-cell office:value-type="string">
              <text:p>None</text:p>
            </table:table-cell>
            <table:table-cell office:value-type="float" office:value="0.6023497209396067"/>
            <table:table-cell office:value-type="float" office:value="0.6023497209396067"/>
          </table:table-row>
          <table:table-row>
            <table:table-cell office:value-type="string">
              <text:p>0</text:p>
            </table:table-cell>
            <table:table-cell office:value-type="float" office:value="0.99995841144862951"/>
            <table:table-cell office:value-type="float" office:value="0.99995899796161836"/>
          </table:table-row>
          <table:table-row>
            <table:table-cell office:value-type="string">
              <text:p>5</text:p>
            </table:table-cell>
            <table:table-cell office:value-type="float" office:value="0.84546817732086943"/>
            <table:table-cell office:value-type="float" office:value="0.85996590103585269"/>
          </table:table-row>
          <table:table-row>
            <table:table-cell office:value-type="string">
              <text:p>10</text:p>
            </table:table-cell>
            <table:table-cell office:value-type="float" office:value="0.79993172105980348"/>
            <table:table-cell office:value-type="float" office:value="0.81682278023251187"/>
          </table:table-row>
          <table:table-row>
            <table:table-cell office:value-type="string">
              <text:p>20</text:p>
            </table:table-cell>
            <table:table-cell office:value-type="float" office:value="0.75006040742760371"/>
            <table:table-cell office:value-type="float" office:value="0.76827186033668404"/>
          </table:table-row>
          <table:table-row>
            <table:table-cell office:value-type="string">
              <text:p>40</text:p>
            </table:table-cell>
            <table:table-cell office:value-type="float" office:value="0.77691604079095489"/>
            <table:table-cell office:value-type="float" office:value="0.73707010848236831"/>
          </table:table-row>
          <table:table-row>
            <table:table-cell office:value-type="string">
              <text:p>80</text:p>
            </table:table-cell>
            <table:table-cell office:value-type="float" office:value="0.68382783854466145"/>
            <table:table-cell office:value-type="float" office:value="0.71061164461558923"/>
          </table:table-row>
          <table:table-row>
            <table:table-cell office:value-type="string">
              <text:p>160</text:p>
            </table:table-cell>
            <table:table-cell office:value-type="float" office:value="0.65557089635770338"/>
            <table:table-cell office:value-type="float" office:value="0.68300200134322075"/>
          </table:table-row>
          <table:table-row>
            <table:table-cell office:value-type="string">
              <text:p>320</text:p>
            </table:table-cell>
            <table:table-cell office:value-type="float" office:value="0.62753416945339724"/>
            <table:table-cell office:value-type="float" office:value="0.6562219535365876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